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000000090A28826E3A9874FD8.png" manifest:media-type="image/png"/>
  <manifest:file-entry manifest:full-path="Pictures/TablePreview1.svm" manifest:media-type=""/>
  <manifest:file-entry manifest:full-path="Pictures/10000000000002C20000015A4AF52C6D2763E54D.png" manifest:media-type="image/png"/>
  <manifest:file-entry manifest:full-path="Pictures/1000020100000321000001CDC649FD8CB566A737.png" manifest:media-type="image/png"/>
  <manifest:file-entry manifest:full-path="Pictures/10000201000000FE000000744AF633D0978E2BD7.png" manifest:media-type="image/png"/>
  <manifest:file-entry manifest:full-path="Pictures/1000020100000407000001CD4675FAE59EC619D3.png" manifest:media-type="image/png"/>
  <manifest:file-entry manifest:full-path="Pictures/1000020100000354000001A893454DEE670D77AA.png" manifest:media-type="image/png"/>
  <manifest:file-entry manifest:full-path="Pictures/10000000000002CE0000019475BFDC81AEE1D2D8.jpg" manifest:media-type="image/jpeg"/>
  <manifest:file-entry manifest:full-path="Pictures/10000000000003E80000029BEE342A65DB639E1E.jpg" manifest:media-type="image/jpeg"/>
  <manifest:file-entry manifest:full-path="Pictures/1000000000000512000003B33E8F608EEFF18A0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4.277cm" style:use-optimal-column-width="false"/>
    </style:style>
    <style:style style:name="co2" style:family="table-column">
      <style:table-column-properties style:column-width="4.279cm" style:use-optimal-column-width="false"/>
    </style:style>
    <style:style style:name="co3" style:family="table-column">
      <style:table-column-properties style:column-width="4.284cm" style:use-optimal-column-width="false"/>
    </style:style>
    <style:style style:name="ro1" style:family="table-row">
      <style:table-row-properties style:row-height="1.311cm" style:use-optimal-row-height="false"/>
    </style:style>
    <style:style style:name="ro2" style:family="table-row">
      <style:table-row-properties style:row-height="2.394cm" style:use-optimal-row-height="false"/>
    </style:style>
    <style:style style:name="ro3" style:family="table-row">
      <style:table-row-properties style:row-height="2.271cm" style:use-optimal-row-height="false"/>
    </style:style>
    <style:style style:name="ro4" style:family="table-row">
      <style:table-row-properties style:row-height="2.276cm" style:use-optimal-row-height="false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.283cm"/>
    </style:style>
    <style:style style:name="P4" style:family="paragraph">
      <style:paragraph-properties fo:margin-top="0cm" fo:margin-bottom="0.283cm"/>
      <style:text-properties fo:font-weight="bold" style:font-weight-complex="bold"/>
    </style:style>
    <style:style style:name="P5" style:family="paragraph">
      <style:text-properties fo:font-size="32pt"/>
    </style:style>
    <style:style style:name="P6" style:family="paragraph">
      <loext:graphic-properties draw:fill-color="#ffffff"/>
      <style:text-properties fo:font-size="32pt"/>
    </style:style>
    <style:style style:name="P7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Handwritten Digit Recognitio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Jercan Alexandru-Constanti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10.795cm" svg:height="7.876cm" svg:x="1.27cm" svg:y="3.554cm" presentation:class="graphic" presentation:user-transformed="true">
          <draw:image xlink:href="Pictures/1000000000000512000003B33E8F608EEFF18A06.jpg" xlink:type="simple" xlink:show="embed" xlink:actuate="onLoad" draw:mime-type="image/jpeg">
            <text:p/>
          </draw:image>
        </draw:frame>
        <draw:frame draw:style-name="gr2" draw:text-style-name="P2" draw:layer="layout" svg:width="11.737cm" svg:height="7.828cm" svg:x="14.933cm" svg:y="3.602cm">
          <draw:image xlink:href="Pictures/10000000000003E80000029BEE342A65DB639E1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2" draw:layer="layout" svg:width="16.234cm" svg:height="9.134cm" svg:x="5.882cm" svg:y="3.685cm" presentation:class="graphic">
          <draw:image xlink:href="Pictures/10000000000002CE0000019475BFDC81AEE1D2D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2" draw:layer="layout" svg:width="15.955cm" svg:height="7.939cm" svg:x="5.715cm" svg:y="0.635cm" presentation:class="graphic" presentation:user-transformed="true">
          <draw:image xlink:href="Pictures/1000020100000354000001A893454DEE670D77AA.png" xlink:type="simple" xlink:show="embed" xlink:actuate="onLoad" draw:mime-type="image/png">
            <text:p/>
          </draw:image>
        </draw:frame>
        <draw:frame draw:style-name="gr2" draw:text-style-name="P2" draw:layer="layout" svg:width="12.52cm" svg:height="5.717cm" svg:x="7.62cm" svg:y="9.523cm">
          <draw:image xlink:href="Pictures/10000201000000FE000000744AF633D0978E2B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DigitsPCA</text:p>
          </draw:text-box>
        </draw:frame>
        <draw:frame draw:style-name="gr2" draw:text-style-name="P2" draw:layer="layout" svg:width="18.87cm" svg:height="10.86cm" svg:x="4.734cm" svg:y="4.38cm">
          <draw:image xlink:href="Pictures/1000020100000321000001CDC649FD8CB566A7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lters</text:p>
          </draw:text-box>
        </draw:frame>
        <draw:frame draw:style-name="gr2" draw:text-style-name="P2" draw:layer="layout" svg:width="18.679cm" svg:height="9.154cm" svg:x="4.816cm" svg:y="4.181cm">
          <draw:image xlink:href="Pictures/10000000000002C20000015A4AF52C6D2763E5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2" draw:layer="layout" svg:width="26.035cm" svg:height="11.64cm" svg:x="1.27cm" svg:y="2.965cm">
          <draw:image xlink:href="Pictures/1000020100000407000001CD4675FAE59EC619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standard" draw:layer="layout" svg:width="21.395cm" svg:height="10.873cm" svg:x="1.127cm" svg:y="1.3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gray3">
              <table:table-cell/>
              <table:table-cell>
                <text:p>Accuracy</text:p>
              </table:table-cell>
              <table:table-cell>
                <text:p>F1</text:p>
              </table:table-cell>
              <table:table-cell>
                <text:p>Precision</text:p>
              </table:table-cell>
              <table:table-cell>
                <text:p>Recall</text:p>
              </table:table-cell>
            </table:table-row>
            <table:table-row table:style-name="ro2" table:default-cell-style-name="gray2">
              <table:table-cell>
                <text:p>Logistic Regression</text:p>
              </table:table-cell>
              <table:table-cell>
                <text:p text:style-name="P3">0.9110</text:p>
              </table:table-cell>
              <table:table-cell>
                <text:p text:style-name="P3">0.9107</text:p>
              </table:table-cell>
              <table:table-cell>
                <text:p text:style-name="P3">0.9107</text:p>
              </table:table-cell>
              <table:table-cell>
                <text:p text:style-name="P3">0.9110</text:p>
              </table:table-cell>
            </table:table-row>
            <table:table-row table:style-name="ro1" table:default-cell-style-name="gray1">
              <table:table-cell>
                <text:p>SVM</text:p>
              </table:table-cell>
              <table:table-cell>
                <text:p text:style-name="P4">0.9791</text:p>
              </table:table-cell>
              <table:table-cell>
                <text:p text:style-name="P4">0.9791</text:p>
              </table:table-cell>
              <table:table-cell>
                <text:p text:style-name="P4">0.9791</text:p>
              </table:table-cell>
              <table:table-cell>
                <text:p text:style-name="P4">0.9791</text:p>
              </table:table-cell>
            </table:table-row>
            <table:table-row table:style-name="ro1" table:default-cell-style-name="gray2">
              <table:table-cell>
                <text:p>DigitsPCA</text:p>
              </table:table-cell>
              <table:table-cell>
                <text:p text:style-name="P3">0.9541</text:p>
              </table:table-cell>
              <table:table-cell>
                <text:p text:style-name="P3">0.9540</text:p>
              </table:table-cell>
              <table:table-cell>
                <text:p text:style-name="P3">0.9542</text:p>
              </table:table-cell>
              <table:table-cell>
                <text:p text:style-name="P3">0.9541</text:p>
              </table:table-cell>
            </table:table-row>
            <table:table-row table:style-name="ro3" table:default-cell-style-name="gray1">
              <table:table-cell>
                <text:p>Filters + SVM</text:p>
              </table:table-cell>
              <table:table-cell>
                <text:p text:style-name="P3">0.9738</text:p>
              </table:table-cell>
              <table:table-cell>
                <text:p text:style-name="P3">0.9737</text:p>
              </table:table-cell>
              <table:table-cell>
                <text:p text:style-name="P3">0.9737</text:p>
              </table:table-cell>
              <table:table-cell>
                <text:p text:style-name="P3">0.9738</text:p>
              </table:table-cell>
            </table:table-row>
            <table:table-row table:style-name="ro4" table:default-cell-style-name="gray2">
              <table:table-cell>
                <text:p>Filters + DigitsPCA</text:p>
              </table:table-cell>
              <table:table-cell>
                <text:p text:style-name="P3">0.9385</text:p>
              </table:table-cell>
              <table:table-cell>
                <text:p text:style-name="P3">0.9386</text:p>
              </table:table-cell>
              <table:table-cell>
                <text:p text:style-name="P3">0.9392</text:p>
              </table:table-cell>
              <table:table-cell>
                <text:p text:style-name="P3">0.938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22.225cm" svg:height="3.332cm" svg:x="4.445cm" svg:y="12.418cm">
          <draw:image xlink:href="Pictures/10000201000003C000000090A28826E3A9874F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Thank you!</text:p>
          </draw:text-box>
        </draw:frame>
        <draw:frame presentation:style-name="pr2" draw:text-style-name="P6" draw:layer="layout" svg:width="25.199cm" svg:height="9.134cm" svg:x="1.4cm" svg:y="3.685cm" presentation:class="subtitle">
          <draw:text-box>
            <text:p text:style-name="P5">Any questions?</text:p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4T10:05:24.698332529</meta:creation-date>
    <dc:date>2022-02-14T10:48:31.344854500</dc:date>
    <meta:editing-duration>PT12M14S</meta:editing-duration>
    <meta:editing-cycles>2</meta:editing-cycles>
    <meta:generator>LibreOffice/7.1.7.2$Linux_X86_64 LibreOffice_project/10$Build-2</meta:generator>
    <meta:document-statistic meta:object-count="55"/>
  </office:meta>
</office:document-meta>
</file>